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10ff0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E</text:span>xercício para a <text:span text:style-name="Strong_20_Emphasis">Situação 2</text:span>! Abaixo está o planejamento que segue os passos de metodologias ágeis, com a criação do <text:span text:style-name="Strong_20_Emphasis">product backlog</text:span>, <text:span text:style-name="Strong_20_Emphasis">sprint backlog</text:span> e o <text:span text:style-name="Strong_20_Emphasis">planejamento das sprints</text:span>.</text:p>
      <text:h text:style-name="Heading_20_3" text:outline-level="3">1. <text:span text:style-name="Strong_20_Emphasis">Product Backlog</text:span> (Lista de Funcionalidades)</text:h>
      <text:p text:style-name="Text_20_body">20 funcionalidades do aplicativo de entrega de comida, priorizadas pelo valor que cada uma agrega ao negócio:</text:p>
      <text:list xml:id="list1550459838" text:style-name="L1">
        <text:list-item>
          <text:p text:style-name="P7"><text:span text:style-name="Strong_20_Emphasis">Cadastro de usuário</text:span>: Permitir que o usuário crie uma conta para salvar informações pessoais.</text:p>
        </text:list-item>
        <text:list-item>
          <text:p text:style-name="P7"><text:span text:style-name="Strong_20_Emphasis">Login de usuário</text:span>: Usuário deve poder fazer login com e-mail ou redes sociais.</text:p>
        </text:list-item>
        <text:list-item>
          <text:p text:style-name="P7"><text:span text:style-name="Strong_20_Emphasis">Pesquisa de restaurantes</text:span>: Usuário pode pesquisar restaurantes por nome ou tipo de cozinha.</text:p>
        </text:list-item>
        <text:list-item>
          <text:p text:style-name="P7"><text:span text:style-name="Strong_20_Emphasis">Filtro de restaurantes</text:span>: Opções de filtro (ex.: por distância, popularidade, preço).</text:p>
        </text:list-item>
        <text:list-item>
          <text:p text:style-name="P7"><text:span text:style-name="Strong_20_Emphasis">Cardápio digital</text:span>: Visualizar cardápios com descrição, fotos e preços dos itens.</text:p>
        </text:list-item>
        <text:list-item>
          <text:p text:style-name="P7"><text:span text:style-name="Strong_20_Emphasis">Opção de personalização de pedidos</text:span>: Permitir ajustes em itens (ex.: sem cebola, adicional de queijo).</text:p>
        </text:list-item>
        <text:list-item>
          <text:p text:style-name="P7"><text:span text:style-name="Strong_20_Emphasis">Carrinho de compras</text:span>: Permitir que o usuário adicione itens e visualize o total do pedido.</text:p>
        </text:list-item>
        <text:list-item>
          <text:p text:style-name="P7"><text:span text:style-name="Strong_20_Emphasis">Métodos de pagamento</text:span>: Integração com métodos de pagamento (cartão, Pix, dinheiro).</text:p>
        </text:list-item>
        <text:list-item>
          <text:p text:style-name="P7"><text:span text:style-name="Strong_20_Emphasis">Cupom de desconto</text:span>: Usuário pode inserir cupons de desconto no checkout.</text:p>
        </text:list-item>
        <text:list-item>
          <text:p text:style-name="P7"><text:span text:style-name="Strong_20_Emphasis">Rastreamento de pedidos</text:span>: O cliente pode acompanhar em tempo real o status da entrega.</text:p>
        </text:list-item>
        <text:list-item>
          <text:p text:style-name="P7"><text:span text:style-name="Strong_20_Emphasis">Avaliação de pedidos</text:span>: Usuário pode avaliar o pedido e o serviço de entrega.</text:p>
        </text:list-item>
        <text:list-item>
          <text:p text:style-name="P7"><text:span text:style-name="Strong_20_Emphasis">Histórico de pedidos</text:span>: Usuário pode acessar seus pedidos anteriores.</text:p>
        </text:list-item>
        <text:list-item>
          <text:p text:style-name="P7"><text:span text:style-name="Strong_20_Emphasis">Favoritar restaurantes</text:span>: Usuário pode marcar restaurantes como favoritos.</text:p>
        </text:list-item>
        <text:list-item>
          <text:p text:style-name="P7"><text:span text:style-name="Strong_20_Emphasis">Notificações push</text:span>: Enviar notificações sobre promoções, atualizações de status, etc.</text:p>
        </text:list-item>
        <text:list-item>
          <text:p text:style-name="P7"><text:span text:style-name="Strong_20_Emphasis">Suporte ao cliente</text:span>: Chat ou FAQ integrado para dúvidas e suporte ao usuário.</text:p>
        </text:list-item>
        <text:list-item>
          <text:p text:style-name="P7"><text:span text:style-name="Strong_20_Emphasis">Geolocalização</text:span>: Detecção automática da localização do usuário para sugestões de entrega.</text:p>
        </text:list-item>
        <text:list-item>
          <text:p text:style-name="P7"><text:span text:style-name="Strong_20_Emphasis">Entrega agendada</text:span>: Permitir ao usuário agendar entregas para horários futuros.</text:p>
        </text:list-item>
        <text:list-item>
          <text:p text:style-name="P7"><text:span text:style-name="Strong_20_Emphasis">Perfil de entregadores</text:span>: Exibir informações sobre o entregador (nome, foto).</text:p>
        </text:list-item>
        <text:list-item>
          <text:p text:style-name="P7"><text:span text:style-name="Strong_20_Emphasis">Integração com redes sociais</text:span>: Usuário pode compartilhar pedidos e promoções nas redes sociais.</text:p>
        </text:list-item>
        <text:list-item>
          <text:p text:style-name="P1"><text:span text:style-name="Strong_20_Emphasis">Mensagens entre cliente e entregador</text:span>: Permitir troca de mensagens entre cliente e entregador.</text:p>
        </text:list-item>
      </text:list>
      <text:p text:style-name="Horizontal_20_Line"/>
      <text:h text:style-name="Heading_20_3" text:outline-level="3">2. <text:span text:style-name="Strong_20_Emphasis">Sprint Backlog</text:span> (Tarefas Específicas para Cada Sprint)</text:h>
      <text:p text:style-name="Text_20_body">Vamos dividir o desenvolvimento em <text:span text:style-name="Strong_20_Emphasis">2 sprints</text:span>, focando nas funcionalidades mais essenciais primeiro:</text:p>
      <text:h text:style-name="Heading_20_4" text:outline-level="4"><text:span text:style-name="Strong_20_Emphasis">Sprint 1 (Duração: 2 semanas)</text:span></text:h>
      <text:p text:style-name="Text_20_body">Objetivo: Criar a base do sistema de login, cadastro e funcionalidades básicas do aplicativo.</text:p>
      <text:list xml:id="list398095184" text:style-name="L2">
        <text:list-item>
          <text:p text:style-name="P2"><text:span text:style-name="Strong_20_Emphasis">Histórias de usuário</text:span>:</text:p>
          <text:list>
            <text:list-item>
              <text:p text:style-name="P8">Cadastro de usuário</text:p>
            </text:list-item>
            <text:list-item>
              <text:p text:style-name="P8">Login de usuário</text:p>
            </text:list-item>
            <text:list-item>
              <text:p text:style-name="P8">Pesquisa de restaurantes</text:p>
            </text:list-item>
            <text:list-item>
              <text:p text:style-name="P8"><text:soft-page-break/>Filtro de restaurantes</text:p>
            </text:list-item>
            <text:list-item>
              <text:p text:style-name="P8">Cardápio digital</text:p>
            </text:list-item>
          </text:list>
        </text:list-item>
        <text:list-item>
          <text:p text:style-name="P2"><text:span text:style-name="Strong_20_Emphasis">Tarefas associadas</text:span>:</text:p>
          <text:list>
            <text:list-item>
              <text:p text:style-name="P8">T1: Criar banco de dados para armazenar informações de usuários (2 dias).</text:p>
            </text:list-item>
            <text:list-item>
              <text:p text:style-name="P8">T2: Desenvolver página de cadastro com validação de dados (3 dias).</text:p>
            </text:list-item>
            <text:list-item>
              <text:p text:style-name="P8">T3: Implementar sistema de login com integração de redes sociais (3 dias).</text:p>
            </text:list-item>
            <text:list-item>
              <text:p text:style-name="P8">T4: Criar interface de pesquisa de restaurantes (2 dias).</text:p>
            </text:list-item>
            <text:list-item>
              <text:p text:style-name="P8">T5: Desenvolver funcionalidades de filtro (2 dias).</text:p>
            </text:list-item>
            <text:list-item>
              <text:p text:style-name="P2">T6: Implementar cardápio digital com fotos e descrição dos itens (3 dias).</text:p>
            </text:list-item>
          </text:list>
        </text:list-item>
      </text:list>
      <text:h text:style-name="Heading_20_4" text:outline-level="4"><text:span text:style-name="Strong_20_Emphasis">Sprint 2 (Duração: 2 semanas)</text:span></text:h>
      <text:p text:style-name="Text_20_body">Objetivo: Concluir as funcionalidades de pedidos e pagamento.</text:p>
      <text:list xml:id="list2929752569" text:style-name="L3">
        <text:list-item>
          <text:p text:style-name="P3"><text:span text:style-name="Strong_20_Emphasis">Histórias de usuário</text:span>:</text:p>
          <text:list>
            <text:list-item>
              <text:p text:style-name="P9">Carrinho de compras</text:p>
            </text:list-item>
            <text:list-item>
              <text:p text:style-name="P9">Métodos de pagamento</text:p>
            </text:list-item>
            <text:list-item>
              <text:p text:style-name="P9">Cupom de desconto</text:p>
            </text:list-item>
            <text:list-item>
              <text:p text:style-name="P9">Rastreamento de pedidos</text:p>
            </text:list-item>
            <text:list-item>
              <text:p text:style-name="P9">Avaliação de pedidos</text:p>
            </text:list-item>
          </text:list>
        </text:list-item>
        <text:list-item>
          <text:p text:style-name="P3"><text:span text:style-name="Strong_20_Emphasis">Tarefas associadas</text:span>:</text:p>
          <text:list>
            <text:list-item>
              <text:p text:style-name="P9">T1: Desenvolver funcionalidade de adicionar itens ao carrinho (3 dias).</text:p>
            </text:list-item>
            <text:list-item>
              <text:p text:style-name="P9">T2: Integrar carrinho com métodos de pagamento (4 dias).</text:p>
            </text:list-item>
            <text:list-item>
              <text:p text:style-name="P9">T3: Implementar aplicação de cupons de desconto no checkout (2 dias).</text:p>
            </text:list-item>
            <text:list-item>
              <text:p text:style-name="P9">T4: Desenvolver sistema de rastreamento de pedidos (3 dias).</text:p>
            </text:list-item>
            <text:list-item>
              <text:p text:style-name="P3">T5: Criar interface de avaliação de pedidos e serviço (2 dias)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Planejamento das Sprints</text:span></text:h>
      <text:p text:style-name="Text_20_body">Aqui está o planejamento para cada sprint usando o método de <text:span text:style-name="Strong_20_Emphasis">planning poker</text:span>, onde a equipe estimará o tempo necessário para cada tarefa, utilizando a sequência de Fibonacci (1, 2, 3, 5, 8, 13).</text:p>
      <text:h text:style-name="Heading_20_4" text:outline-level="4"><text:span text:style-name="Strong_20_Emphasis">Planning Poker (Estimar as Tarefas)</text:span>:</text:h>
      <text:list xml:id="list849105804" text:style-name="L4">
        <text:list-item>
          <text:p text:style-name="P10"><text:span text:style-name="Strong_20_Emphasis">Cadastro de usuário</text:span>: 3 pontos de história (tempo moderado, envolve backend e frontend).</text:p>
        </text:list-item>
        <text:list-item>
          <text:p text:style-name="P10"><text:span text:style-name="Strong_20_Emphasis">Login de usuário</text:span>: 3 pontos de história (integração com redes sociais aumenta a complexidade).</text:p>
        </text:list-item>
        <text:list-item>
          <text:p text:style-name="P10"><text:span text:style-name="Strong_20_Emphasis">Pesquisa de restaurantes</text:span>: 2 pontos de história (pesquisa simples).</text:p>
        </text:list-item>
        <text:list-item>
          <text:p text:style-name="P10"><text:span text:style-name="Strong_20_Emphasis">Filtro de restaurantes</text:span>: 3 pontos de história (filtros requerem validação e várias opções).</text:p>
        </text:list-item>
        <text:list-item>
          <text:p text:style-name="P4"><text:span text:style-name="Strong_20_Emphasis">Cardápio digital</text:span>: 5 pontos de história (envolve imagens, descrições e uma interface interativa).</text:p>
        </text:list-item>
      </text:list>
      <text:h text:style-name="Heading_20_4" text:outline-level="4"><text:span text:style-name="Strong_20_Emphasis">Para Sprint 2</text:span>:</text:h>
      <text:list xml:id="list2631454170" text:style-name="L5">
        <text:list-item>
          <text:p text:style-name="P11"><text:span text:style-name="Strong_20_Emphasis">Carrinho de compras</text:span>: 5 pontos de história (envolve integração de front e back-end).</text:p>
        </text:list-item>
        <text:list-item>
          <text:p text:style-name="P11"><text:span text:style-name="Strong_20_Emphasis">Métodos de pagamento</text:span>: 8 pontos de história (integração com gateways de pagamento).</text:p>
        </text:list-item>
        <text:list-item>
          <text:p text:style-name="P11"><text:span text:style-name="Strong_20_Emphasis">Cupom de desconto</text:span>: 2 pontos de história (aplicação simples no checkout).</text:p>
        </text:list-item>
        <text:list-item>
          <text:p text:style-name="P11"><text:soft-page-break/><text:span text:style-name="Strong_20_Emphasis">Rastreamento de pedidos</text:span>: 5 pontos de história (integração com sistema de entrega).</text:p>
        </text:list-item>
        <text:list-item>
          <text:p text:style-name="P5"><text:span text:style-name="Strong_20_Emphasis">Avaliação de pedidos</text:span>: 2 pontos de história (interface simples para avaliação).</text:p>
        </text:list-item>
      </text:list>
      <text:p text:style-name="Horizontal_20_Line"/>
      <text:h text:style-name="Heading_20_3" text:outline-level="3">4. <text:span text:style-name="Strong_20_Emphasis">Divisão de Responsabilidades</text:span></text:h>
      <text:p text:style-name="Text_20_body">Cada membro da equipe deve se comprometer com as tarefas definidas para cada sprint. Por exemplo:</text:p>
      <text:list xml:id="list3753883237" text:style-name="L6">
        <text:list-item>
          <text:p text:style-name="P12">Desenvolvedor 1: Cadastro de usuário, Login de usuário.</text:p>
        </text:list-item>
        <text:list-item>
          <text:p text:style-name="P12">Desenvolvedor 2: Pesquisa de restaurantes, Filtro de restaurantes.</text:p>
        </text:list-item>
        <text:list-item>
          <text:p text:style-name="P12">Desenvolvedor 3: Cardápio digital, Carrinho de compras.</text:p>
        </text:list-item>
        <text:list-item>
          <text:p text:style-name="P6">Desenvolvedor 4: Métodos de pagamento, Cupom de desconto.</text:p>
        </text:list-item>
      </text:list>
      <text:p text:style-name="Horizontal_20_Line"/>
      <text:h text:style-name="Heading_20_3" text:outline-level="3">5. <text:span text:style-name="Strong_20_Emphasis">Revisão e Ajustes</text:span></text:h>
      <text:p text:style-name="Text_20_body">Ao final de cada sprint, a equipe revisa o progresso e ajusta as próximas sprints, caso necessário. Por exemplo, se o sistema de pagamento precisar de mais testes, ele pode ser ajustado para a próxima sprint com tempo adicional.</text:p>
      <text:p text:style-name="Horizontal_20_Line"/>
      <text:h text:style-name="Heading_20_3" text:outline-level="3"><text:span text:style-name="Strong_20_Emphasis">Conclusão</text:span></text:h>
      <text:p text:style-name="Text_20_body">Com esse plano, você tem a base do <text:span text:style-name="Strong_20_Emphasis">product backlog</text:span>, as <text:span text:style-name="Strong_20_Emphasis">tarefas divididas para duas sprints</text:span> e o uso de <text:span text:style-name="Strong_20_Emphasis">planning poker</text:span> para estimar o esforço necessár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3T12:05:38.773000000</meta:creation-date>
    <dc:date>2024-10-23T12:24:14.291000000</dc:date>
    <meta:editing-duration>PT18M35S</meta:editing-duration>
    <meta:editing-cycles>2</meta:editing-cycles>
    <meta:generator>LibreOffice/6.1.3.2$Windows_x86 LibreOffice_project/86daf60bf00efa86ad547e59e09d6bb77c699acb</meta:generator>
    <meta:document-statistic meta:table-count="0" meta:image-count="0" meta:object-count="0" meta:page-count="3" meta:paragraph-count="78" meta:word-count="843" meta:character-count="5319" meta:non-whitespace-character-count="4612"/>
  </office:meta>
</office:document-meta>
</file>